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423cm" svg:height="5.588cm" svg:x="1.308cm" svg:y="1.281cm">
          <text:p/>
        </draw:rect>
        <draw:rect draw:style-name="gr2" draw:text-style-name="P2" draw:layer="layout" svg:width="6.169cm" svg:height="0.762cm" svg:x="1.435cm" svg:y="1.408cm">
          <text:p text:style-name="P2">DigitalIO</text:p>
        </draw:rect>
        <draw:rect draw:style-name="gr2" draw:text-style-name="P3" draw:layer="layout" svg:width="6.169cm" svg:height="2.286cm" svg:x="1.435cm" svg:y="2.17cm">
          <text:p text:style-name="P3"><text:span text:style-name="T1">DigitalIO_OUTPUT</text:span></text:p>
          <text:p text:style-name="P3"><text:span text:style-name="T1">DigitalIO_INPUT</text:span></text:p>
          <text:p text:style-name="P3"><text:span text:style-name="T1">DigitalIO_INPUT_PULLUP</text:span></text:p>
        </draw:rect>
        <draw:rect draw:style-name="gr2" draw:text-style-name="P3" draw:layer="layout" svg:width="6.169cm" svg:height="2.286cm" svg:x="1.435cm" svg:y="4.429cm">
          <text:p text:style-name="P3"><text:span text:style-name="T1">DigitalIO_init(pin, modo):void</text:span></text:p>
          <text:p text:style-name="P3"><text:span text:style-name="T1">DigitalIO_read(pin):estado</text:span></text:p>
          <text:p text:style-name="P3"><text:span text:style-name="T1">DigitalIO_write(pin,estado):vo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6T22:59:29.70</dc:date>
    <dc:creator>ian </dc:creator>
    <meta:editing-duration>PT8H47M53S</meta:editing-duration>
    <meta:editing-cycles>66</meta:editing-cycles>
    <meta:generator>OpenOffice/4.1.3$Win32 OpenOffice.org_project/413m1$Build-9783</meta:generator>
    <meta:document-statistic meta:object-count="4"/>
  </office:meta>
</office:document-meta>
</file>